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7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Tmax</text:p>
          </table:table-cell>
          <table:table-cell office:value-type="string" calcext:value-type="string">
            <text:p>T(5)</text:p>
          </table:table-cell>
          <table:table-cell office:value-type="string" calcext:value-type="string">
            <text:p>T(40)</text:p>
          </table:table-cell>
          <table:table-cell office:value-type="string" calcext:value-type="string">
            <text:p>V(0)</text:p>
          </table:table-cell>
          <table:table-cell office:value-type="string" calcext:value-type="string">
            <text:p>V(max)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Atot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Rg_c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Rg_a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090" calcext:value-type="float">
            <text:p>1090</text:p>
          </table:table-cell>
          <table:table-cell table:formula="of:=0.25/1000" office:value-type="float" office:value="0.00025" calcext:value-type="float">
            <text:p>0.00025</text:p>
          </table:table-cell>
          <table:table-cell table:formula="of:=2.06/1000" office:value-type="float" office:value="0.00206" calcext:value-type="float">
            <text:p>0.00206</text:p>
          </table:table-cell>
          <table:table-cell table:formula="of:=(1.28 / 1000) - [.G2] * 40" office:value-type="float" office:value="-0.0007348" calcext:value-type="float">
            <text:p>-0.0007348</text:p>
          </table:table-cell>
          <table:table-cell table:formula="of:=63.214 / 1000" office:value-type="float" office:value="0.063214" calcext:value-type="float">
            <text:p>0.063214</text:p>
          </table:table-cell>
          <table:table-cell table:formula="of:=50.37/1000000" office:value-type="float" office:value="0.00005037" calcext:value-type="float">
            <text:p>0.00005037</text:p>
          </table:table-cell>
          <table:table-cell table:formula="of:=5 / [.F2]" office:value-type="float" office:value="79.0964026956054" calcext:value-type="float">
            <text:p>79.0964026956054</text:p>
          </table:table-cell>
          <table:table-cell table:formula="of:=[.$A$10] / [.G2]" office:value-type="float" office:value="39.7061743101052" calcext:value-type="float">
            <text:p>39.7061743101052</text:p>
          </table:table-cell>
          <table:table-cell table:formula="of:=50500 / ([.I2] - 1)" office:value-type="float" office:value="1304.70140488195" calcext:value-type="float">
            <text:p>1304.70140488195</text:p>
          </table:table-cell>
          <table:table-cell table:formula="of:=[.H2]/ [.I2]" office:value-type="float" office:value="1.99204290188882" calcext:value-type="float">
            <text:p>1.99204290188882</text:p>
          </table:table-cell>
          <table:table-cell table:formula="of:=50500/([.K2] - 1)" office:value-type="float" office:value="50905.0565291575" calcext:value-type="float">
            <text:p>50905.0565291575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280" calcext:value-type="float">
            <text:p>1280</text:p>
          </table:table-cell>
          <table:table-cell table:formula="of:=0.2 / 1000" office:value-type="float" office:value="0.0002" calcext:value-type="float">
            <text:p>0.0002</text:p>
          </table:table-cell>
          <table:table-cell table:formula="of:=0.235/1000" office:value-type="float" office:value="0.000235" calcext:value-type="float">
            <text:p>0.000235</text:p>
          </table:table-cell>
          <table:table-cell table:formula="of:=1.61 / 1000 - [.G3] * 40" office:value-type="float" office:value="0.0000308000000000003" calcext:value-type="float">
            <text:p>3.08000000000003E-05</text:p>
          </table:table-cell>
          <table:table-cell table:formula="of:=51.76 / 1000" office:value-type="float" office:value="0.05176" calcext:value-type="float">
            <text:p>0.05176</text:p>
          </table:table-cell>
          <table:table-cell table:formula="of:=39.48 / 1000000" office:value-type="float" office:value="0.00003948" calcext:value-type="float">
            <text:p>0.00003948</text:p>
          </table:table-cell>
          <table:table-cell table:formula="of:=5 / [.F3]" office:value-type="float" office:value="96.5996908809892" calcext:value-type="float">
            <text:p>96.5996908809892</text:p>
          </table:table-cell>
          <table:table-cell table:formula="of:=[.$A$10] / [.G3]" office:value-type="float" office:value="50.6585612968592" calcext:value-type="float">
            <text:p>50.6585612968592</text:p>
          </table:table-cell>
          <table:table-cell table:formula="of:=50500 / ([.I3] - 1)" office:value-type="float" office:value="1016.94448411646" calcext:value-type="float">
            <text:p>1016.94448411646</text:p>
          </table:table-cell>
          <table:table-cell table:formula="of:=[.H3]/ [.I3]" office:value-type="float" office:value="1.90687789799073" calcext:value-type="float">
            <text:p>1.90687789799073</text:p>
          </table:table-cell>
          <table:table-cell table:formula="of:=50500/([.K3] - 1)" office:value-type="float" office:value="55685.5560289732" calcext:value-type="float">
            <text:p>55685.5560289732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420" calcext:value-type="float">
            <text:p>1420</text:p>
          </table:table-cell>
          <table:table-cell table:formula="of:=0.028 / 1000" office:value-type="float" office:value="0.000028" calcext:value-type="float">
            <text:p>0.000028</text:p>
          </table:table-cell>
          <table:table-cell table:formula="of:=0.235 / 1000" office:value-type="float" office:value="0.000235" calcext:value-type="float">
            <text:p>0.000235</text:p>
          </table:table-cell>
          <table:table-cell table:formula="of:=0.235 / 1000 - [.G4] * 40" office:value-type="float" office:value="-0.0001726" calcext:value-type="float">
            <text:p>-0.0001726</text:p>
          </table:table-cell>
          <table:table-cell table:formula="of:=14.576 / 1000" office:value-type="float" office:value="0.014576" calcext:value-type="float">
            <text:p>0.014576</text:p>
          </table:table-cell>
          <table:table-cell table:formula="of:=10.19 / 1000000" office:value-type="float" office:value="0.00001019" calcext:value-type="float">
            <text:p>0.00001019</text:p>
          </table:table-cell>
          <table:table-cell table:formula="of:=5 / [.F4]" office:value-type="float" office:value="343.029637760703" calcext:value-type="float">
            <text:p>343.029637760703</text:p>
          </table:table-cell>
          <table:table-cell table:formula="of:=[.$A$10] / [.G4]" office:value-type="float" office:value="196.270853778214" calcext:value-type="float">
            <text:p>196.270853778214</text:p>
          </table:table-cell>
          <table:table-cell table:formula="of:=50500 / ([.I4] - 1)" office:value-type="float" office:value="258.615144159493" calcext:value-type="float">
            <text:p>258.615144159493</text:p>
          </table:table-cell>
          <table:table-cell table:formula="of:=[.H4]/ [.I4]" office:value-type="float" office:value="1.74773600439078" calcext:value-type="float">
            <text:p>1.74773600439078</text:p>
          </table:table-cell>
          <table:table-cell table:formula="of:=50500/([.K4] - 1)" office:value-type="float" office:value="67537.2052481879" calcext:value-type="float">
            <text:p>67537.2052481879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00" calcext:value-type="float">
            <text:p>200</text:p>
          </table:table-cell>
          <table:table-cell table:formula="of:=-1.24/1000" office:value-type="float" office:value="-0.00124" calcext:value-type="float">
            <text:p>-0.00124</text:p>
          </table:table-cell>
          <table:table-cell table:formula="of:=1.28/1000" office:value-type="float" office:value="0.00128" calcext:value-type="float">
            <text:p>0.00128</text:p>
          </table:table-cell>
          <table:table-cell table:formula="of:=1.28 / 1000 - [.G5] * 25" office:value-type="float" office:value="0.00002" calcext:value-type="float">
            <text:p>0.00002</text:p>
          </table:table-cell>
          <table:table-cell table:formula="of:=10.78 / 1000" office:value-type="float" office:value="0.01078" calcext:value-type="float">
            <text:p>0.01078</text:p>
          </table:table-cell>
          <table:table-cell table:formula="of:=([.D5] - [.C5]) / 50" office:value-type="float" office:value="0.0000504" calcext:value-type="float">
            <text:p>0.0000504</text:p>
          </table:table-cell>
          <table:table-cell table:formula="of:=5 / [.F5]" office:value-type="float" office:value="463.821892393321" calcext:value-type="float">
            <text:p>463.821892393321</text:p>
          </table:table-cell>
          <table:table-cell table:formula="of:=[.$A$10] / [.G5]" office:value-type="float" office:value="39.6825396825397" calcext:value-type="float">
            <text:p>39.6825396825397</text:p>
          </table:table-cell>
          <table:table-cell table:formula="of:=50500 / ([.I5] - 1)" office:value-type="float" office:value="1305.49856380796" calcext:value-type="float">
            <text:p>1305.49856380796</text:p>
          </table:table-cell>
          <table:table-cell table:formula="of:=[.H5]/ [.I5]" office:value-type="float" office:value="11.6883116883117" calcext:value-type="float">
            <text:p>11.6883116883117</text:p>
          </table:table-cell>
          <table:table-cell table:formula="of:=50500/([.K5] - 1)" office:value-type="float" office:value="4724.78736330498" calcext:value-type="float">
            <text:p>4724.78736330498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beta</text:p>
          </table:table-cell>
          <table:table-cell table:number-columns-repeated="11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1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 office:value-type="string" calcext:value-type="string">
            <text:p>Batteri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5T10:29:27.317020028</meta:creation-date>
    <dc:date>2023-07-28T14:39:55.802282261</dc:date>
    <meta:editing-duration>PT1H7M59S</meta:editing-duration>
    <meta:editing-cycles>5</meta:editing-cycles>
    <meta:generator>LibreOffice/7.3.7.2$Linux_X86_64 LibreOffice_project/30$Build-2</meta:generator>
    <meta:document-statistic meta:table-count="2" meta:cell-count="63" meta:object-count="0"/>
  </office:meta>
</office:document-meta>
</file>